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style:font-weight-complex="bold" fo:color="#2F5496" fo:font-size="20pt" style:font-size-asian="20pt" style:font-size-complex="20pt"/>
    </style:style>
    <style:style style:name="T3"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4"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5"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6"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7"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8"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9"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10"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T11" style:parent-style-name="Fuentedepárrafopredeter." style:family="text">
      <style:text-properties fo:font-weight="bold" style:font-weight-asian="bold" style:font-weight-complex="bold" fo:color="#2F5496" style:text-position="super 65%" fo:font-size="20pt" style:font-size-asian="20pt" style:font-size-complex="20pt"/>
    </style:style>
    <style:style style:name="P12" style:parent-style-name="Standard" style:family="paragraph">
      <style:paragraph-properties fo:border="0.0069in solid #000000" fo:padding="0.0138in" style:shadow="none"/>
      <style:text-properties fo:font-weight="bold" style:font-weight-asian="bold" style:font-weight-complex="bold" fo:color="#000000" fo:font-size="12pt" style:font-size-asian="12pt" style:font-size-complex="12pt"/>
    </style:style>
    <style:style style:name="P13" style:parent-style-name="Standard" style:family="paragraph">
      <style:paragraph-properties fo:border="0.0069in solid #000000" fo:padding="0.0138in" style:shadow="none" fo:text-align="justify"/>
      <style:text-properties style:font-name="Arial" style:font-name-asian="SimSun" style:font-name-complex="Arial" style:letter-kerning="true" style:language-complex="hi" style:country-complex="IN"/>
    </style:style>
    <style:style style:name="P14" style:parent-style-name="Standard" style:family="paragraph">
      <style:paragraph-properties fo:border="0.0069in solid #000000" fo:padding="0.0138in" style:shadow="none" fo:text-align="justify"/>
    </style:style>
    <style:style style:name="T15" style:parent-style-name="Fuentedepárrafopredeter." style:family="text">
      <style:text-properties style:font-name="Arial" style:font-name-asian="SimSun" style:font-name-complex="Arial" style:letter-kerning="true" style:language-complex="hi" style:country-complex="IN"/>
    </style:style>
    <style:style style:name="T16" style:parent-style-name="Fuentedepárrafopredeter." style:family="text">
      <style:text-properties style:font-name="Arial" style:font-name-asian="SimSun" style:font-name-complex="Arial" style:letter-kerning="true" style:language-complex="hi" style:country-complex="IN"/>
    </style:style>
    <style:style style:name="T17" style:parent-style-name="Fuentedepárrafopredeter." style:family="text">
      <style:text-properties style:font-name="Arial" style:font-name-asian="SimSun" style:font-name-complex="Arial" style:letter-kerning="true" style:language-complex="hi" style:country-complex="IN"/>
    </style:style>
    <style:style style:name="T18" style:parent-style-name="Fuentedepárrafopredeter." style:family="text">
      <style:text-properties style:font-name="Arial" style:font-name-asian="SimSun" style:font-name-complex="Arial" fo:font-weight="bold" style:font-weight-asian="bold" style:font-weight-complex="bold" style:letter-kerning="true" style:language-complex="hi" style:country-complex="IN"/>
    </style:style>
    <style:style style:name="T19" style:parent-style-name="Fuentedepárrafopredeter." style:family="text">
      <style:text-properties style:font-name="Arial" style:font-name-asian="SimSun" style:font-name-complex="Arial" style:letter-kerning="true" style:language-complex="hi" style:country-complex="IN"/>
    </style:style>
    <style:style style:name="T20" style:parent-style-name="Fuentedepárrafopredeter." style:family="text">
      <style:text-properties style:font-name="Arial" style:font-name-asian="SimSun" style:font-name-complex="Arial" style:letter-kerning="true" style:language-complex="hi" style:country-complex="IN"/>
    </style:style>
    <style:style style:name="T21" style:parent-style-name="Fuentedepárrafopredeter." style:family="text">
      <style:text-properties style:font-name="Arial" style:font-name-asian="SimSun" style:font-name-complex="Arial" style:letter-kerning="true" style:language-complex="hi" style:country-complex="IN"/>
    </style:style>
    <style:style style:name="P22" style:parent-style-name="Standard" style:family="paragraph">
      <style:paragraph-properties fo:border="0.0069in solid #000000" fo:padding="0.0138in" style:shadow="none" fo:text-align="justify"/>
      <style:text-properties style:font-name="Arial" style:font-name-asian="SimSun" style:font-name-complex="Arial" style:letter-kerning="true" style:language-complex="hi" style:country-complex="IN"/>
    </style:style>
    <style:style style:name="P23" style:parent-style-name="Standard" style:family="paragraph">
      <style:paragraph-properties fo:border="0.0069in solid #000000" fo:padding="0.0138in" style:shadow="none" fo:text-align="justify"/>
      <style:text-properties style:font-name="Arial" style:font-name-asian="SimSun" style:font-name-complex="Arial" style:letter-kerning="true" style:language-complex="hi" style:country-complex="IN"/>
    </style:style>
    <style:style style:name="P24" style:parent-style-name="Standard" style:family="paragraph">
      <style:paragraph-properties fo:border="0.0069in solid #000000" fo:padding="0.0138in" style:shadow="none" fo:text-align="justify"/>
      <style:text-properties style:font-name="Arial" style:font-name-asian="SimSun" style:font-name-complex="Arial" style:letter-kerning="true" style:language-complex="hi" style:country-complex="IN"/>
    </style:style>
    <style:style style:name="P25" style:parent-style-name="Standard" style:family="paragraph">
      <style:paragraph-properties fo:border="0.0069in solid #000000" fo:padding="0.0138in" style:shadow="none" fo:text-align="justify"/>
      <style:text-properties style:font-name="Arial" style:font-name-asian="SimSun" style:font-name-complex="Arial" style:letter-kerning="true" style:language-complex="hi" style:country-complex="IN"/>
    </style:style>
    <style:style style:name="P26" style:parent-style-name="Normal" style:family="paragraph">
      <style:paragraph-properties fo:widows="2" fo:orphans="2" style:vertical-align="auto" style:line-height-at-least="0.1979in" fo:background-color="#FFFFFF"/>
      <style:text-properties style:font-name="Consolas" style:font-name-asian="Times New Roman" style:font-name-complex="Times New Roman" fo:color="#000000" fo:font-size="10.5pt" style:font-size-asian="10.5pt" style:font-size-complex="10.5pt" style:language-asian="es" style:country-asian="ES" fo:hyphenate="true"/>
    </style:style>
    <style:style style:name="P27" style:parent-style-name="Textbody" style:family="paragraph">
      <style:paragraph-properties fo:margin-left="0.0138in">
        <style:tab-stops/>
      </style:paragraph-properties>
      <style:text-properties style:text-underline-type="single" style:text-underline-style="solid" style:text-underline-width="bold" style:text-underline-mode="continuous"/>
    </style:style>
    <style:style style:name="P28" style:parent-style-name="Textbody" style:family="paragraph">
      <style:paragraph-properties fo:margin-left="0.0138in">
        <style:tab-stops/>
      </style:paragraph-properties>
    </style:style>
    <style:style style:name="T29" style:parent-style-name="Fuentedepárrafopredeter." style:family="text">
      <style:text-properties style:font-name="Calibri" style:font-name-complex="Calibri" style:text-underline-type="single" style:text-underline-style="solid" style:text-underline-width="bold" style:text-underline-mode="continuous"/>
    </style:style>
    <style:style style:name="T30" style:parent-style-name="Fuentedepárrafopredeter." style:family="text">
      <style:text-properties style:font-name="Calibri" style:font-name-complex="Calibri" fo:letter-spacing="-0.0013in" style:text-underline-type="single" style:text-underline-style="solid" style:text-underline-width="bold" style:text-underline-mode="continuous"/>
    </style:style>
    <style:style style:name="T31" style:parent-style-name="Fuentedepárrafopredeter." style:family="text">
      <style:text-properties style:font-name="Calibri" style:font-name-complex="Calibri" style:text-underline-type="single" style:text-underline-style="solid" style:text-underline-width="bold" style:text-underline-mode="continuous"/>
    </style:style>
    <style:style style:name="T32" style:parent-style-name="Fuentedepárrafopredeter." style:family="text">
      <style:text-properties style:font-name="Calibri" style:font-name-complex="Calibri" fo:letter-spacing="0.0062in" style:text-underline-type="single" style:text-underline-style="solid" style:text-underline-width="bold" style:text-underline-mode="continuous"/>
    </style:style>
    <style:style style:name="T33" style:parent-style-name="Fuentedepárrafopredeter." style:family="text">
      <style:text-properties style:font-name="Calibri" style:font-name-complex="Calibri"/>
    </style:style>
    <style:style style:name="T34" style:parent-style-name="Fuentedepárrafopredeter." style:family="text">
      <style:text-properties style:font-name="Calibri" style:font-name-complex="Calibri" fo:letter-spacing="-0.0055in"/>
    </style:style>
    <style:style style:name="P35" style:parent-style-name="Textbody" style:family="paragraph">
      <style:paragraph-properties fo:margin-left="0.0138in">
        <style:tab-stops/>
      </style:paragraph-properties>
      <style:text-properties style:font-name="Calibri" style:font-name-complex="Calibri" fo:letter-spacing="-0.0055in"/>
    </style:style>
    <style:style style:name="P36" style:parent-style-name="Standard" style:family="paragraph">
      <style:paragraph-properties fo:border="0.0069in solid #000000" fo:padding="0.0138in" style:shadow="none" fo:text-align="justify"/>
    </style:style>
    <style:style style:name="T37" style:parent-style-name="Fuentedepárrafopredeter." style:family="text">
      <style:text-properties style:font-name="Arial" style:font-name-asian="SimSun" style:font-name-complex="Arial" style:letter-kerning="true" style:language-complex="hi" style:country-complex="IN"/>
    </style:style>
    <style:style style:name="T38" style:parent-style-name="Fuentedepárrafopredeter." style:family="text">
      <style:text-properties style:font-name="Arial" style:font-name-asian="SimSun" style:font-name-complex="Arial" fo:font-weight="bold" style:font-weight-asian="bold" style:font-weight-complex="bold" style:letter-kerning="true" style:language-complex="hi" style:country-complex="IN"/>
    </style:style>
    <style:style style:name="T39" style:parent-style-name="Fuentedepárrafopredeter." style:family="text">
      <style:text-properties style:font-name="Arial" style:font-name-asian="SimSun" style:font-name-complex="Arial" style:letter-kerning="true" style:language-complex="hi" style:country-complex="IN"/>
    </style:style>
    <style:style style:name="T40" style:parent-style-name="Fuentedepárrafopredeter." style:family="text">
      <style:text-properties style:font-name="Arial" style:font-name-asian="SimSun" style:font-name-complex="Arial" fo:font-weight="bold" style:font-weight-asian="bold" style:font-weight-complex="bold" style:letter-kerning="true" style:language-complex="hi" style:country-complex="IN"/>
    </style:style>
    <style:style style:name="T41" style:parent-style-name="Fuentedepárrafopredeter." style:family="text">
      <style:text-properties style:font-name="Arial" style:font-name-asian="SimSun" style:font-name-complex="Arial" style:letter-kerning="true" style:language-complex="hi" style:country-complex="IN"/>
    </style:style>
    <style:style style:name="P42" style:parent-style-name="Standard" style:family="paragraph">
      <style:paragraph-properties fo:border="0.0069in solid #000000" fo:padding="0.0138in" style:shadow="none" fo:text-align="justify"/>
      <style:text-properties style:font-name="Arial" style:font-name-asian="SimSun" style:font-name-complex="Arial" style:letter-kerning="true" style:language-complex="hi" style:country-complex="IN"/>
    </style:style>
    <style:style style:name="P43" style:parent-style-name="Standard" style:family="paragraph">
      <style:paragraph-properties fo:border="0.0069in solid #000000" fo:padding="0.0138in" style:shadow="none" fo:text-align="justify"/>
    </style:style>
    <style:style style:name="T44"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style:font-name-complex="Times New Roman" fo:color="#795E26"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48"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49"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50"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51"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62"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63"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style:font-name-complex="Times New Roman" fo:color="#098658"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67"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68"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style:font-name-complex="Times New Roman" fo:color="#098658"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74"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75"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81"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82"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P86" style:parent-style-name="Normal" style:family="paragraph">
      <style:paragraph-properties fo:widows="2" fo:orphans="2" fo:border="0.0069in solid #000000" fo:padding="0.0138in" style:shadow="none" style:vertical-align="auto" style:line-height-at-least="0.1979in" fo:background-color="#FFFFFF"/>
      <style:text-properties fo:hyphenate="true"/>
    </style:style>
    <style:style style:name="T87"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88"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89"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P98" style:parent-style-name="Normal" style:family="paragraph">
      <style:paragraph-properties fo:widows="2" fo:orphans="2" fo:border="0.0069in solid #000000" fo:padding="0.0138in" style:shadow="none" style:vertical-align="auto" style:line-height-at-least="0.1979in" fo:background-color="#FFFFFF"/>
      <style:text-properties fo:hyphenate="true"/>
    </style:style>
    <style:style style:name="T99"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P110" style:parent-style-name="Normal" style:family="paragraph">
      <style:paragraph-properties fo:widows="2" fo:orphans="2" fo:border="0.0069in solid #000000" fo:padding="0.0138in" style:shadow="none" style:vertical-align="auto" style:line-height-at-least="0.1979in" fo:background-color="#FFFFFF"/>
      <style:text-properties fo:hyphenate="true"/>
    </style:style>
    <style:style style:name="T111"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style:font-name-complex="Times New Roman" fo:color="#AF00DB"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14" style:parent-style-name="Fuentedepárrafopredeter." style:family="text">
      <style:text-properties style:font-name="Consolas" style:font-name-asian="Times New Roman" style:font-name-complex="Times New Roman" fo:color="#795E26" fo:font-size="10.5pt" style:font-size-asian="10.5pt" style:font-size-complex="10.5pt" style:language-asian="es" style:country-asian="ES"/>
    </style:style>
    <style:style style:name="T115"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17"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18"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24"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25"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26"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style:font-name-complex="Times New Roman" fo:color="#795E26"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32"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33"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P134" style:parent-style-name="Normal" style:family="paragraph">
      <style:paragraph-properties fo:widows="2" fo:orphans="2" fo:border="0.0069in solid #000000" fo:padding="0.0138in" style:shadow="none" style:vertical-align="auto" style:line-height-at-least="0.1979in" fo:background-color="#FFFFFF"/>
      <style:text-properties fo:hyphenate="true"/>
    </style:style>
    <style:style style:name="T135"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style:font-name-complex="Times New Roman" fo:color="#AF00DB"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P140" style:parent-style-name="Normal" style:family="paragraph">
      <style:paragraph-properties fo:widows="2" fo:orphans="2" fo:border="0.0069in solid #000000" fo:padding="0.0138in" style:shadow="none" style:vertical-align="auto" style:line-height-at-least="0.1979in" fo:background-color="#FFFFFF"/>
      <style:text-properties style:font-name="Consolas" style:font-name-asian="Times New Roman" style:font-name-complex="Times New Roman" fo:color="#000000" fo:font-size="10.5pt" style:font-size-asian="10.5pt" style:font-size-complex="10.5pt" style:language-asian="es" style:country-asian="ES" fo:hyphenate="true"/>
    </style:style>
    <style:style style:name="P141" style:parent-style-name="Normal" style:family="paragraph">
      <style:paragraph-properties fo:widows="2" fo:orphans="2" fo:border="0.0069in solid #000000" fo:padding="0.0138in" style:shadow="none" style:vertical-align="auto" style:line-height-at-least="0.1979in" fo:background-color="#FFFFFF"/>
      <style:text-properties fo:hyphenate="true"/>
    </style:style>
    <style:style style:name="T142"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43"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44"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style:font-name-complex="Times New Roman" fo:color="#001080"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style:font-name-complex="Times New Roman" fo:color="#A31515"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P151" style:parent-style-name="Normal" style:family="paragraph">
      <style:paragraph-properties fo:widows="2" fo:orphans="2" fo:border="0.0069in solid #000000" fo:padding="0.0138in" style:shadow="none" style:vertical-align="auto" style:line-height-at-least="0.1979in" fo:background-color="#FFFFFF"/>
      <style:text-properties fo:hyphenate="true"/>
    </style:style>
    <style:style style:name="T152"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53" style:parent-style-name="Fuentedepárrafopredeter." style:family="text">
      <style:text-properties style:font-name="Consolas" style:font-name-asian="Times New Roman" style:font-name-complex="Times New Roman" fo:color="#AF00DB" fo:font-size="10.5pt" style:font-size-asian="10.5pt" style:font-size-complex="10.5pt" style:language-asian="es" style:country-asian="ES"/>
    </style:style>
    <style:style style:name="T154"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style:font-name-complex="Times New Roman" fo:color="#0000FF"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style:font-name-complex="Times New Roman" fo:color="#000000" fo:font-size="10.5pt" style:font-size-asian="10.5pt" style:font-size-complex="10.5pt" style:language-asian="es" style:country-asian="ES"/>
    </style:style>
    <style:style style:name="P157" style:parent-style-name="Normal" style:family="paragraph">
      <style:paragraph-properties fo:widows="2" fo:orphans="2" fo:border="0.0069in solid #000000" fo:padding="0.0138in" style:shadow="none" style:vertical-align="auto" style:line-height-at-least="0.1979in" fo:background-color="#FFFFFF"/>
      <style:text-properties style:font-name="Consolas" style:font-name-asian="Times New Roman" style:font-name-complex="Times New Roman" fo:color="#000000" fo:font-size="10.5pt" style:font-size-asian="10.5pt" style:font-size-complex="10.5pt" style:language-asian="es" style:country-asian="ES" fo:hyphenate="true"/>
    </style:style>
    <style:style style:name="P158" style:parent-style-name="Textbody" style:family="paragraph">
      <style:paragraph-properties fo:margin-left="0.0138in">
        <style:tab-stops/>
      </style:paragraph-properties>
      <style:text-properties style:font-name="Calibri" style:font-name-complex="Calibri" fo:letter-spacing="-0.0055in"/>
    </style:style>
    <style:style style:name="P159" style:parent-style-name="Textbody" style:family="paragraph">
      <style:paragraph-properties fo:margin-left="0.0138in">
        <style:tab-stops/>
      </style:paragraph-properties>
    </style:style>
    <style:style style:name="T160" style:parent-style-name="Fuentedepárrafopredeter." style:family="text">
      <style:text-properties style:font-name="Calibri" style:font-name-complex="Calibri" fo:letter-spacing="-0.0055in"/>
    </style:style>
    <style:style style:name="P161" style:parent-style-name="Textbody" style:list-style-name="WWNum3" style:family="paragraph">
      <style:text-properties style:font-name="Calibri" style:font-name-complex="Calibri" fo:letter-spacing="-0.0055in"/>
    </style:style>
    <style:style style:name="P162" style:parent-style-name="Textbody" style:list-style-name="WWNum3" style:family="paragraph">
      <style:text-properties style:font-name="Calibri" style:font-name-complex="Calibri" fo:letter-spacing="-0.0055in"/>
    </style:style>
    <style:style style:name="P163" style:parent-style-name="Textbody" style:list-style-name="WWNum3" style:family="paragraph">
      <style:text-properties style:font-name="Calibri" style:font-name-complex="Calibri" fo:letter-spacing="-0.0055in"/>
    </style:style>
    <style:style style:name="P164" style:parent-style-name="Textbody" style:family="paragraph">
      <style:paragraph-properties fo:margin-left="0.0138in">
        <style:tab-stops/>
      </style:paragraph-properties>
    </style:style>
    <style:style style:name="T165" style:parent-style-name="Fuentedepárrafopredeter." style:family="text">
      <style:text-properties style:font-name="Calibri" style:font-name-complex="Calibri"/>
    </style:style>
    <style:style style:name="T166" style:parent-style-name="Fuentedepárrafopredeter." style:family="text">
      <style:text-properties style:font-name="Calibri" style:font-name-complex="Calibri"/>
    </style:style>
    <style:style style:name="T167" style:parent-style-name="Fuentedepárrafopredeter." style:family="text">
      <style:text-properties style:font-name="Calibri" style:font-name-complex="Calibri" fo:font-weight="bold" style:font-weight-asian="bold" style:font-weight-complex="bold"/>
    </style:style>
    <style:style style:name="T168" style:parent-style-name="Fuentedepárrafopredeter." style:family="text">
      <style:text-properties style:font-name="Calibri" style:font-name-complex="Calibri"/>
    </style:style>
    <style:style style:name="P169" style:parent-style-name="Textbody" style:list-style-name="WWNum4" style:family="paragraph">
      <style:text-properties style:font-name="Calibri" style:font-name-complex="Calibri"/>
    </style:style>
    <style:style style:name="P170" style:parent-style-name="Textbody" style:list-style-name="WWNum4" style:family="paragraph">
      <style:text-properties style:font-name="Calibri" style:font-name-complex="Calibri"/>
    </style:style>
    <style:style style:name="P171" style:parent-style-name="Textbody" style:family="paragraph">
      <style:paragraph-properties fo:margin-left="0.0138in">
        <style:tab-stops/>
      </style:paragraph-properties>
      <style:text-properties style:font-name="Calibri" style:font-name-complex="Calibri"/>
    </style:style>
    <style:style style:name="P172" style:parent-style-name="Textoindependiente" style:family="paragraph">
      <style:paragraph-properties fo:margin-left="0.0138in">
        <style:tab-stops/>
      </style:paragraph-properties>
    </style:style>
    <style:style style:name="T173" style:parent-style-name="Fuentedepárrafopredeter." style:family="text">
      <style:text-properties style:font-name="Calibri" style:font-name-complex="Calibri" style:text-underline-type="single" style:text-underline-style="solid" style:text-underline-width="bold" style:text-underline-mode="continuous"/>
    </style:style>
    <style:style style:name="T174" style:parent-style-name="Fuentedepárrafopredeter." style:family="text">
      <style:text-properties style:font-name="Calibri" style:font-name-complex="Calibri" fo:letter-spacing="-0.0013in" style:text-underline-type="single" style:text-underline-style="solid" style:text-underline-width="bold" style:text-underline-mode="continuous"/>
    </style:style>
    <style:style style:name="T175" style:parent-style-name="Fuentedepárrafopredeter." style:family="text">
      <style:text-properties style:font-name="Calibri" style:font-name-complex="Calibri" style:text-underline-type="single" style:text-underline-style="solid" style:text-underline-width="bold" style:text-underline-mode="continuous"/>
    </style:style>
    <style:style style:name="T176" style:parent-style-name="Fuentedepárrafopredeter." style:family="text">
      <style:text-properties style:font-name="Calibri" style:font-name-complex="Calibri" fo:letter-spacing="0.0062in" style:text-underline-type="single" style:text-underline-style="solid" style:text-underline-width="bold" style:text-underline-mode="continuous"/>
    </style:style>
    <style:style style:name="T177" style:parent-style-name="Fuentedepárrafopredeter." style:family="text">
      <style:text-properties style:font-name="Calibri" style:font-name-complex="Calibri"/>
    </style:style>
    <style:style style:name="T178" style:parent-style-name="Fuentedepárrafopredeter." style:family="text">
      <style:text-properties style:font-name="Calibri" style:font-name-complex="Calibri" fo:letter-spacing="-0.0055in"/>
    </style:style>
    <style:style style:name="P179" style:parent-style-name="Textoindependiente" style:family="paragraph">
      <style:paragraph-properties fo:margin-left="0.0138in">
        <style:tab-stops/>
      </style:paragraph-properties>
      <style:text-properties style:font-name="Calibri" style:font-name-complex="Calibri" fo:letter-spacing="-0.0055in"/>
    </style:style>
    <style:style style:name="P180" style:parent-style-name="Textoindependiente" style:family="paragraph">
      <style:paragraph-properties fo:border="0.0069in solid #000000" fo:padding-top="0.0138in" fo:padding-left="0.0555in" fo:padding-bottom="0.0138in" fo:padding-right="0.0555in" style:shadow="none" fo:margin-left="0.0138in">
        <style:tab-stops/>
      </style:paragraph-properties>
      <style:text-properties style:font-name="Calibri" style:font-name-complex="Calibri"/>
    </style:style>
    <style:style style:name="P181" style:parent-style-name="Textoindependiente" style:family="paragraph">
      <style:paragraph-properties fo:border="0.0069in solid #000000" fo:padding-top="0.0138in" fo:padding-left="0.0555in" fo:padding-bottom="0.0138in" fo:padding-right="0.0555in" style:shadow="none" fo:margin-left="0.0138in">
        <style:tab-stops/>
      </style:paragraph-properties>
      <style:text-properties style:font-name="Calibri" style:font-name-complex="Calibri"/>
    </style:style>
    <style:style style:name="P182" style:parent-style-name="Textoindependiente" style:family="paragraph">
      <style:paragraph-properties fo:border="0.0069in solid #000000" fo:padding-top="0.0138in" fo:padding-left="0.0555in" fo:padding-bottom="0.0138in" fo:padding-right="0.0555in" style:shadow="none" fo:margin-left="0.0138in">
        <style:tab-stops/>
      </style:paragraph-properties>
      <style:text-properties style:font-name="Calibri" style:font-name-complex="Calibri"/>
    </style:style>
    <style:style style:name="P183" style:parent-style-name="Textoindependiente" style:family="paragraph">
      <style:paragraph-properties fo:margin-left="0.0138in">
        <style:tab-stops/>
      </style:paragraph-properties>
      <style:text-properties style:font-name="Calibri" style:font-name-complex="Calibri" fo:letter-spacing="-0.0055in"/>
    </style:style>
    <style:style style:name="P184" style:parent-style-name="Textoindependiente" style:family="paragraph">
      <style:paragraph-properties fo:margin-left="0.0138in">
        <style:tab-stops/>
      </style:paragraph-properties>
      <style:text-properties style:font-name="Calibri" style:font-name-complex="Calibri" fo:letter-spacing="-0.0055in"/>
    </style:style>
    <style:style style:name="P185" style:parent-style-name="Textoindependiente" style:list-style-name="LFO8" style:family="paragraph">
      <style:text-properties style:font-name="Calibri" style:font-name-complex="Calibri" fo:letter-spacing="-0.0055in"/>
    </style:style>
    <style:style style:name="P186" style:parent-style-name="Textoindependiente" style:list-style-name="LFO8" style:family="paragraph">
      <style:text-properties style:font-name="Calibri" style:font-name-complex="Calibri" fo:letter-spacing="-0.0055in"/>
    </style:style>
    <style:style style:name="P187" style:parent-style-name="Textoindependiente" style:list-style-name="LFO8" style:family="paragraph">
      <style:text-properties style:font-name="Calibri" style:font-name-complex="Calibri" fo:letter-spacing="-0.0055in"/>
    </style:style>
    <style:style style:name="P188" style:parent-style-name="Textoindependiente" style:family="paragraph">
      <style:paragraph-properties fo:margin-left="0in">
        <style:tab-stops/>
      </style:paragraph-properties>
      <style:text-properties style:font-name="Calibri" style:font-name-asian="Arial Narrow" style:font-name-complex="Calibri" fo:letter-spacing="0.0034in" style:letter-kerning="true" style:language-complex="hi" style:country-complex="IN"/>
    </style:style>
    <style:style style:name="T189" style:parent-style-name="Fuentedepárrafopredeter." style:family="text">
      <style:text-properties style:font-name="Calibri" style:font-name-complex="Calibri" fo:font-weight="bold" style:font-weight-asian="bold" style:font-weight-complex="bold" fo:letter-spacing="-0.0055in"/>
    </style:style>
    <style:style style:name="T190" style:parent-style-name="Fuentedepárrafopredeter." style:family="text">
      <style:text-properties style:font-name="Calibri" style:font-name-complex="Calibri" fo:letter-spacing="-0.0055in"/>
    </style:style>
    <style:style style:name="P191" style:parent-style-name="Textoindependiente" style:family="paragraph">
      <style:text-properties style:font-name="Calibri" style:font-name-complex="Calibri" fo:letter-spacing="-0.0055in"/>
    </style:style>
    <style:style style:name="P192" style:parent-style-name="Textoindependiente" style:family="paragraph">
      <style:paragraph-properties fo:text-align="justify" fo:margin-left="0in">
        <style:tab-stops/>
      </style:paragraph-properties>
    </style:style>
    <style:style style:name="T193" style:parent-style-name="Fuentedepárrafopredeter." style:family="text">
      <style:text-properties style:font-name="Calibri" style:font-name-complex="Calibri" fo:letter-spacing="-0.0055in"/>
    </style:style>
    <style:style style:name="T194" style:parent-style-name="Fuentedepárrafopredeter." style:family="text">
      <style:text-properties style:font-name="Calibri" style:font-name-asian="Arial Narrow" style:font-name-complex="Calibri" fo:letter-spacing="0.0034in" style:letter-kerning="true" style:language-complex="hi" style:country-complex="IN"/>
    </style:style>
    <style:style style:name="P195" style:parent-style-name="Textoindependiente" style:family="paragraph">
      <style:paragraph-properties fo:text-align="justify" fo:margin-left="0in">
        <style:tab-stops/>
      </style:paragraph-properties>
      <style:text-properties style:font-name="Calibri" style:font-name-asian="Arial Narrow" style:font-name-complex="Calibri" fo:letter-spacing="0.0034in" style:letter-kerning="true" style:language-complex="hi" style:country-complex="IN"/>
    </style:style>
    <style:style style:name="P196" style:parent-style-name="Textoindependiente" style:family="paragraph">
      <style:paragraph-properties fo:text-align="justify" fo:margin-left="0in">
        <style:tab-stops/>
      </style:paragraph-properties>
    </style:style>
    <style:style style:name="T197" style:parent-style-name="Fuentedepárrafopredeter." style:family="text">
      <style:text-properties style:font-name="Calibri" style:font-name-asian="Arial Narrow" style:font-name-complex="Calibri" fo:letter-spacing="0.0034in" style:letter-kerning="true" style:language-complex="hi" style:country-complex="IN"/>
    </style:style>
    <style:style style:name="P198" style:parent-style-name="Textoindependiente" style:family="paragraph">
      <style:paragraph-properties fo:margin-left="0.0138in">
        <style:tab-stops/>
      </style:paragraph-properties>
      <style:text-properties style:font-name="Calibri" style:font-name-asian="Arial Narrow" style:font-name-complex="Calibri" fo:letter-spacing="0.0034in" style:letter-kerning="true" style:language-complex="hi" style:country-complex="IN"/>
    </style:style>
    <style:style style:name="P199" style:parent-style-name="Textoindependiente" style:family="paragraph">
      <style:paragraph-properties fo:margin-left="0.0138in">
        <style:tab-stops/>
      </style:paragraph-properties>
      <style:text-properties style:font-name="Calibri" style:font-name-complex="Calibri" style:text-underline-type="single" style:text-underline-style="solid" style:text-underline-width="bold" style:text-underline-mode="continuous"/>
    </style:style>
    <style:style style:name="P200" style:parent-style-name="Textoindependiente" style:family="paragraph">
      <style:paragraph-properties fo:margin-left="0.0138in">
        <style:tab-stops/>
      </style:paragraph-properties>
    </style:style>
    <style:style style:name="T201" style:parent-style-name="Fuentedepárrafopredeter." style:family="text">
      <style:text-properties style:font-name="Calibri" style:font-name-complex="Calibri" style:text-underline-type="single" style:text-underline-style="solid" style:text-underline-width="bold" style:text-underline-mode="continuous"/>
    </style:style>
    <style:style style:name="T202" style:parent-style-name="Fuentedepárrafopredeter." style:family="text">
      <style:text-properties style:font-name="Calibri" style:font-name-complex="Calibri" fo:letter-spacing="-0.0013in" style:text-underline-type="single" style:text-underline-style="solid" style:text-underline-width="bold" style:text-underline-mode="continuous"/>
    </style:style>
    <style:style style:name="T203" style:parent-style-name="Fuentedepárrafopredeter." style:family="text">
      <style:text-properties style:font-name="Calibri" style:font-name-complex="Calibri" style:text-underline-type="single" style:text-underline-style="solid" style:text-underline-width="bold" style:text-underline-mode="continuous"/>
    </style:style>
    <style:style style:name="T204" style:parent-style-name="Fuentedepárrafopredeter." style:family="text">
      <style:text-properties style:font-name="Calibri" style:font-name-complex="Calibri" fo:letter-spacing="0.0062in" style:text-underline-type="single" style:text-underline-style="solid" style:text-underline-width="bold" style:text-underline-mode="continuous"/>
    </style:style>
    <style:style style:name="T205" style:parent-style-name="Fuentedepárrafopredeter." style:family="text">
      <style:text-properties style:font-name="Calibri" style:font-name-complex="Calibri"/>
    </style:style>
    <style:style style:name="T206" style:parent-style-name="Fuentedepárrafopredeter." style:family="text">
      <style:text-properties style:font-name="Calibri" style:font-name-complex="Calibri" fo:letter-spacing="-0.0055in"/>
    </style:style>
    <style:style style:name="P207" style:parent-style-name="Textoindependiente" style:family="paragraph">
      <style:paragraph-properties fo:margin-left="0.0138in">
        <style:tab-stops/>
      </style:paragraph-properties>
      <style:text-properties style:font-name="Calibri" style:font-name-complex="Calibri" fo:letter-spacing="-0.0055in"/>
    </style:style>
    <style:style style:name="P208" style:parent-style-name="Textoindependiente" style:family="paragraph">
      <style:paragraph-properties fo:border="0.0069in solid #000000" fo:padding-top="0.0138in" fo:padding-left="0.0555in" fo:padding-bottom="0.0138in" fo:padding-right="0.0555in" style:shadow="none" fo:margin-left="0.0138in">
        <style:tab-stops/>
      </style:paragraph-properties>
    </style:style>
    <style:style style:name="T209" style:parent-style-name="Fuentedepárrafopredeter." style:family="text">
      <style:text-properties style:font-name="Calibri" style:font-name-asian="Arial Narrow" style:font-name-complex="Calibri" fo:letter-spacing="0.0034in" style:letter-kerning="true" style:language-complex="hi" style:country-complex="IN"/>
    </style:style>
    <style:style style:name="T210" style:parent-style-name="Fuentedepárrafopredeter." style:family="text">
      <style:text-properties style:font-name="Calibri" style:font-name-asian="Arial Narrow" style:font-name-complex="Calibri" fo:font-weight="bold" style:font-weight-asian="bold" style:font-weight-complex="bold" fo:letter-spacing="0.0034in" style:letter-kerning="true" style:language-complex="hi" style:country-complex="IN"/>
    </style:style>
    <style:style style:name="T211" style:parent-style-name="Fuentedepárrafopredeter." style:family="text">
      <style:text-properties style:font-name="Calibri" style:font-name-asian="Arial Narrow" style:font-name-complex="Calibri" fo:letter-spacing="0.0034in" style:letter-kerning="true" style:language-complex="hi" style:country-complex="IN"/>
    </style:style>
    <style:style style:name="P212" style:parent-style-name="Textoindependiente" style:family="paragraph">
      <style:paragraph-properties fo:margin-left="0.0138in">
        <style:tab-stops/>
      </style:paragraph-properties>
      <style:text-properties style:font-name="Calibri" style:font-name-complex="Calibri" fo:letter-spacing="-0.0055in" style:text-underline-type="single" style:text-underline-style="solid" style:text-underline-width="auto" style:text-underline-mode="continuous"/>
    </style:style>
    <style:style style:name="P213" style:parent-style-name="Textoindependiente" style:family="paragraph">
      <style:paragraph-properties fo:margin-left="0.0138in">
        <style:tab-stops/>
      </style:paragraph-properties>
      <style:text-properties style:font-name="Calibri" style:font-name-complex="Calibri" fo:letter-spacing="-0.0055in"/>
    </style:style>
    <style:style style:name="P214" style:parent-style-name="Textoindependiente" style:family="paragraph">
      <style:paragraph-properties fo:margin-left="0.0138in">
        <style:tab-stops/>
      </style:paragraph-properties>
      <style:text-properties style:font-name="Calibri" style:font-name-complex="Calibri" fo:letter-spacing="-0.0055in"/>
    </style:style>
    <style:style style:name="P215" style:parent-style-name="Textoindependiente" style:list-style-name="LFO8" style:family="paragraph"/>
    <style:style style:name="T216" style:parent-style-name="Fuentedepárrafopredeter." style:family="text">
      <style:text-properties style:font-name="Calibri" style:font-name-complex="Calibri" fo:letter-spacing="-0.0055in"/>
    </style:style>
    <style:style style:name="T217" style:parent-style-name="Fuentedepárrafopredeter." style:family="text">
      <style:text-properties style:font-name="Calibri" style:font-name-complex="Calibri" fo:font-weight="bold" style:font-weight-asian="bold" style:font-weight-complex="bold" fo:letter-spacing="-0.0055in"/>
    </style:style>
    <style:style style:name="T218" style:parent-style-name="Fuentedepárrafopredeter." style:family="text">
      <style:text-properties style:font-name="Calibri" style:font-name-complex="Calibri" fo:letter-spacing="-0.0055in"/>
    </style:style>
    <style:style style:name="P219" style:parent-style-name="Textoindependiente" style:list-style-name="LFO8" style:family="paragraph"/>
    <style:style style:name="T220" style:parent-style-name="Fuentedepárrafopredeter." style:family="text">
      <style:text-properties style:font-name="Calibri" style:font-name-complex="Calibri" fo:letter-spacing="-0.0055in"/>
    </style:style>
    <style:style style:name="T221" style:parent-style-name="Fuentedepárrafopredeter." style:family="text">
      <style:text-properties style:font-name="Calibri" style:font-name-complex="Calibri" fo:font-weight="bold" style:font-weight-asian="bold" style:font-weight-complex="bold" fo:letter-spacing="-0.0055in"/>
    </style:style>
    <style:style style:name="T222" style:parent-style-name="Fuentedepárrafopredeter." style:family="text">
      <style:text-properties style:font-name="Calibri" style:font-name-complex="Calibri" fo:letter-spacing="-0.0055in"/>
    </style:style>
    <style:style style:name="P223" style:parent-style-name="Textoindependiente" style:list-style-name="LFO8" style:family="paragraph"/>
    <style:style style:name="T224" style:parent-style-name="Fuentedepárrafopredeter." style:family="text">
      <style:text-properties style:font-name="Calibri" style:font-name-complex="Calibri" fo:letter-spacing="-0.0055in"/>
    </style:style>
    <style:style style:name="T225" style:parent-style-name="Fuentedepárrafopredeter." style:family="text">
      <style:text-properties style:font-name="Calibri" style:font-name-complex="Calibri" fo:font-weight="bold" style:font-weight-asian="bold" style:font-weight-complex="bold" fo:letter-spacing="-0.0055in"/>
    </style:style>
    <style:style style:name="T226" style:parent-style-name="Fuentedepárrafopredeter." style:family="text">
      <style:text-properties style:font-name="Calibri" style:font-name-complex="Calibri" fo:letter-spacing="-0.0055in"/>
    </style:style>
    <style:style style:name="P227" style:parent-style-name="Textoindependiente" style:list-style-name="LFO8" style:family="paragraph">
      <style:text-properties style:font-name="Calibri" style:font-name-complex="Calibri" fo:letter-spacing="-0.0055in"/>
    </style:style>
    <style:style style:name="P228" style:parent-style-name="Textoindependiente" style:family="paragraph">
      <style:text-properties style:font-name="Calibri" style:font-name-complex="Calibri" fo:letter-spacing="-0.0055in"/>
    </style:style>
    <style:style style:name="T229" style:parent-style-name="Fuentedepárrafopredeter." style:family="text">
      <style:text-properties style:font-name="Calibri" style:font-name-complex="Calibri" fo:font-weight="bold" style:font-weight-asian="bold" style:font-weight-complex="bold" fo:letter-spacing="-0.0055in"/>
    </style:style>
    <style:style style:name="T230" style:parent-style-name="Fuentedepárrafopredeter." style:family="text">
      <style:text-properties style:font-name="Calibri" style:font-name-complex="Calibri" fo:letter-spacing="-0.0055in"/>
    </style:style>
    <style:style style:name="P231" style:parent-style-name="Textoindependiente" style:family="paragraph">
      <style:text-properties style:font-name="Calibri" style:font-name-complex="Calibri" fo:letter-spacing="-0.0055in"/>
    </style:style>
    <style:style style:name="P232" style:parent-style-name="Textoindependiente" style:family="paragraph">
      <style:text-properties style:font-name="Calibri" style:font-name-complex="Calibri" fo:letter-spacing="-0.0055in"/>
    </style:style>
    <style:style style:name="P233" style:parent-style-name="Textoindependiente" style:family="paragraph">
      <style:text-properties style:font-name="Calibri" style:font-name-complex="Calibri" fo:letter-spacing="-0.0055in"/>
    </style:style>
    <style:style style:name="P234" style:parent-style-name="Textoindependiente" style:family="paragraph">
      <style:paragraph-properties fo:margin-left="0.0138in">
        <style:tab-stops/>
      </style:paragraph-properties>
      <style:text-properties style:font-name="Calibri" style:font-name-complex="Calibri" fo:letter-spacing="-0.0055in"/>
    </style:style>
    <style:style style:name="P235" style:parent-style-name="Textbody" style:family="paragraph">
      <style:paragraph-properties fo:margin-left="0.0138in">
        <style:tab-stops/>
      </style:paragraph-properties>
      <style:text-properties style:font-name="Calibri" style:font-name-complex="Calibri" fo:font-weight="bold" style:font-weight-asian="bold" style:font-weight-complex="bold"/>
    </style:style>
  </office:automatic-styles>
  <office:body>
    <office:text text:use-soft-page-breaks="true">
      <text:p text:style-name="P1"><text:span text:style-name="T2">UNIDAD 3. FORMULARIOS II</text:span><text:span text:style-name="T3">­</text:span><text:span text:style-name="T4">­</text:span><text:span text:style-name="T5">­</text:span><text:span text:style-name="T6">­</text:span><text:span text:style-name="T7">­</text:span><text:span text:style-name="T8">­</text:span><text:span text:style-name="T9">­</text:span><text:span text:style-name="T10">­</text:span><text:span text:style-name="T11">­</text:span></text:p>
      <text:p text:style-name="P12">NOTA</text:p>
      <text:p text:style-name="P13">Para estos<text:s/>ejercicios:</text:p>
      <text:p text:style-name="P14"><text:span text:style-name="T15">* S</text:span><text:span text:style-name="T16">e debe</text:span><text:span text:style-name="T17"><text:s/>realizar<text:s/></text:span><text:span text:style-name="T18">sanitización (función recoge) y validación</text:span><text:span text:style-name="T19"><text:s/>de los campos</text:span><text:span text:style-name="T20">.</text:span><text:span text:style-name="T21"><text:s/></text:span></text:p>
      <text:p text:style-name="P22">* Si los datos introducidos son correctos en cada ejercicio se hará lo que pide.</text:p>
      <text:p text:style-name="P23">*<text:s/>Si se encuentra algún error de validación se informará al usuario.</text:p>
      <text:p text:style-name="P24">*<text:s/>Se realizarán procesando la información<text:s/>en el mismo fichero que contiene el formulario.</text:p>
      <text:p text:style-name="P25">* En el ejercicio2 utilizaremos las funciones realizadas en el ejercicio 1 y en el ejercicio 3 las realizadas en los ejercicios 1 y 2</text:p>
      <text:p text:style-name="P26"><text:bookmark-start text:name="_Hlk526755361"/><text:bookmark-start text:name="_Hlk526755360"/>   <text:s/></text:p>
      <text:p text:style-name="P27"/>
      <text:p text:style-name="P28"><text:span text:style-name="T29">Eje</text:span><text:span text:style-name="T30">r</text:span><text:span text:style-name="T31">cicio</text:span><text:span text:style-name="T32"><text:s/>1</text:span><text:span text:style-name="T33">:</text:span><text:span text:style-name="T34"><text:s/></text:span></text:p>
      <text:p text:style-name="P35"/>
      <text:p text:style-name="P36"><text:span text:style-name="T37">La<text:s/></text:span><text:span text:style-name="T38">validación</text:span><text:span text:style-name="T39"><text:s/>la haremos utilizando funciones de validación<text:s/></text:span><text:span text:style-name="T40">cTexto<text:s/></text:span><text:span text:style-name="T41">que devolverán true o false y el mensaje de error correspondiente si es el caso se escribirá en el array de errores que pasaremos como parámetro por referencia.<text:s/></text:span></text:p>
      <text:p text:style-name="P42">Tendrás realiza otra función equivalente para validar números.</text:p>
      <text:p text:style-name="P43"><text:span text:style-name="T44">function</text:span><text:span text:style-name="T45"><text:s/></text:span><text:span text:style-name="T46">cTexto</text:span><text:span text:style-name="T47">(</text:span><text:span text:style-name="T48">string</text:span><text:span text:style-name="T49"><text:s/></text:span><text:span text:style-name="T50">$text</text:span><text:span text:style-name="T51">,<text:s/></text:span><text:span text:style-name="T52">string</text:span><text:span text:style-name="T53"><text:s/></text:span><text:span text:style-name="T54">$campo</text:span><text:span text:style-name="T55">,<text:s/></text:span><text:span text:style-name="T56">array</text:span><text:span text:style-name="T57"><text:s/></text:span><text:span text:style-name="T58">&amp;</text:span><text:span text:style-name="T59">$errores</text:span><text:span text:style-name="T60">,<text:s/></text:span><text:span text:style-name="T61">int</text:span><text:span text:style-name="T62"><text:s/></text:span><text:span text:style-name="T63">$max</text:span><text:span text:style-name="T64"><text:s/>=<text:s/></text:span><text:span text:style-name="T65">30</text:span><text:span text:style-name="T66">,<text:s/></text:span><text:span text:style-name="T67">int</text:span><text:span text:style-name="T68"><text:s/></text:span><text:span text:style-name="T69">$min</text:span><text:span text:style-name="T70"><text:s/>=<text:s/></text:span><text:span text:style-name="T71">1</text:span><text:span text:style-name="T72">,<text:s/></text:span><text:span text:style-name="T73">bool</text:span><text:span text:style-name="T74"><text:s/></text:span><text:span text:style-name="T75">$espacios</text:span><text:span text:style-name="T76"><text:s/>=<text:s/></text:span><text:span text:style-name="T77">TRUE</text:span><text:span text:style-name="T78">,<text:s/></text:span><text:span text:style-name="T79">bool</text:span><text:span text:style-name="T80"><text:s/></text:span><text:span text:style-name="T81">$case</text:span><text:span text:style-name="T82"><text:s/>=<text:s/></text:span><text:span text:style-name="T83">TRUE</text:span><text:span text:style-name="T84">):</text:span><text:span text:style-name="T85">bool</text:span></text:p>
      <text:p text:style-name="P86"><text:span text:style-name="T87">{</text:span><text:span text:style-name="T88">$case</text:span><text:span text:style-name="T89">=(</text:span><text:span text:style-name="T90">$case</text:span><text:span text:style-name="T91">===</text:span><text:span text:style-name="T92">TRUE</text:span><text:span text:style-name="T93">)?</text:span><text:span text:style-name="T94">"i"</text:span><text:span text:style-name="T95">:</text:span><text:span text:style-name="T96">""</text:span><text:span text:style-name="T97">;</text:span></text:p>
      <text:p text:style-name="P98"><text:span text:style-name="T99">   <text:s/></text:span><text:span text:style-name="T100">$espacios</text:span><text:span text:style-name="T101">=(</text:span><text:span text:style-name="T102">$espacios</text:span><text:span text:style-name="T103">===</text:span><text:span text:style-name="T104">TRUE</text:span><text:span text:style-name="T105">)?</text:span><text:span text:style-name="T106">" "</text:span><text:span text:style-name="T107">:</text:span><text:span text:style-name="T108">""</text:span><text:span text:style-name="T109">;</text:span></text:p>
      <text:p text:style-name="P110"><text:span text:style-name="T111">   <text:s/></text:span><text:span text:style-name="T112">if</text:span><text:span text:style-name="T113"><text:s/>((</text:span><text:span text:style-name="T114">preg_match</text:span><text:span text:style-name="T115">(</text:span><text:span text:style-name="T116">"/^[a-zñ</text:span><text:span text:style-name="T117">$espacios</text:span><text:span text:style-name="T118">]{"</text:span><text:span text:style-name="T119"><text:s/>.<text:s/></text:span><text:span text:style-name="T120">$min</text:span><text:span text:style-name="T121"><text:s/>.<text:s/></text:span><text:span text:style-name="T122">","</text:span><text:span text:style-name="T123"><text:s/>.<text:s/></text:span><text:span text:style-name="T124">$max</text:span><text:span text:style-name="T125"><text:s/>.<text:s/></text:span><text:span text:style-name="T126">"}$/u</text:span><text:span text:style-name="T127">$case</text:span><text:span text:style-name="T128">"</text:span><text:span text:style-name="T129">,<text:s/></text:span><text:span text:style-name="T130">sinTildes</text:span><text:span text:style-name="T131">(</text:span><text:span text:style-name="T132">$text</text:span><text:span text:style-name="T133">)))) {</text:span></text:p>
      <text:p text:style-name="P134"><text:span text:style-name="T135">       <text:s/></text:span><text:span text:style-name="T136">return</text:span><text:span text:style-name="T137"><text:s/></text:span><text:span text:style-name="T138">true</text:span><text:span text:style-name="T139">;</text:span></text:p>
      <text:p text:style-name="P140">    }</text:p>
      <text:p text:style-name="P141"><text:span text:style-name="T142">   <text:s/></text:span><text:span text:style-name="T143">$errores</text:span><text:span text:style-name="T144">[</text:span><text:span text:style-name="T145">$campo</text:span><text:span text:style-name="T146">] =<text:s/></text:span><text:span text:style-name="T147">"Error en el campo<text:s/></text:span><text:span text:style-name="T148">$campo</text:span><text:span text:style-name="T149">"</text:span><text:span text:style-name="T150">;</text:span></text:p>
      <text:p text:style-name="P151"><text:span text:style-name="T152">     </text:span><text:span text:style-name="T153">return</text:span><text:span text:style-name="T154"><text:s/></text:span><text:span text:style-name="T155">false</text:span><text:span text:style-name="T156">;</text:span></text:p>
      <text:p text:style-name="P157">}</text:p>
      <text:p text:style-name="P158"/>
      <text:p text:style-name="P159"><text:span text:style-name="T160"><text:s/>Realiza una página que contenga un formulario que contenga:</text:span></text:p>
      <text:list text:style-name="WWNum3">
        <text:list-item>
          <text:p text:style-name="P161">Caja de texto para introducir nombre. (Sólo letras, tamaño máximo 40).</text:p>
        </text:list-item>
        <text:list-item>
          <text:p text:style-name="P162">Caja de texto para introducir edad (Sólo números, edad máxima 150).</text:p>
        </text:list-item>
        <text:list-item>
          <text:p text:style-name="P163">Botón aceptar.</text:p>
        </text:list-item>
      </text:list>
      <text:p text:style-name="P164"><text:span text:style-name="T165">Recoge los datos y en el caso que se<text:s/></text:span><text:span text:style-name="T166">haya pulsado el botón aceptar<text:s/></text:span><text:span text:style-name="T167">pasar a otra página</text:span><text:span text:style-name="T168"><text:s/>donde:</text:span></text:p>
      <text:list text:style-name="WWNum4">
        <text:list-item>
          <text:p text:style-name="P169">Aparecerá el nombre y la edad del usuario, en caso de que la edad sea mayor que 18</text:p>
        </text:list-item>
        <text:list-item>
          <text:p text:style-name="P170">Aparecerá una imagen infantil, en caso de ser menor de edad.</text:p>
        </text:list-item>
      </text:list>
      <text:p text:style-name="P171">En caso de que aparezca algún error de validación mostrar mensajes de error al usuario.</text:p>
      <text:p text:style-name="P172"><text:bookmark-end text:name="_Hlk526755361"/><text:bookmark-end text:name="_Hlk526755360"/><text:soft-page-break/><text:span text:style-name="T173">Eje</text:span><text:span text:style-name="T174">r</text:span><text:span text:style-name="T175">cicio</text:span><text:span text:style-name="T176"><text:s/>2</text:span><text:span text:style-name="T177">:</text:span><text:span text:style-name="T178"><text:s/></text:span></text:p>
      <text:p text:style-name="P179"/>
      <text:p text:style-name="P180">Para el siguiente ejercicio, piensa en las funciones para recoger los datos que proviene de un radio button o de un checkbox. ¿Sirve la misma función que tenemos para recoger las cajas de texto?</text:p>
      <text:p text:style-name="P181"/>
      <text:p text:style-name="P182">Piensa en las funciones para validar los datos que proviene de un radio button o de un checkbox. La validación debe hacerse con los valores posibles del control. (En el caso de este radiobutton sólo podrá tener los valores “1”, “2” o “3” porque son los valores que tenemos en el formulario.</text:p>
      <text:p text:style-name="P183"/>
      <text:p text:style-name="P184"><text:s/>Realiza una página que contenga un formulario que tenga:</text:p>
      <text:list text:style-name="LFO8" text:continue-numbering="true">
        <text:list-item>
          <text:p text:style-name="P185">Una caja de texto para introducir el nombre. (Sólo letras, tamaño máximo 40, requerido).</text:p>
        </text:list-item>
        <text:list-item>
          <text:p text:style-name="P186">Dos botones radio para seleccionar si jugamos con 1, 2 ó 3 dados. Es obligatorio que el usuario seleccione una opción.</text:p>
        </text:list-item>
        <text:list-item>
          <text:p text:style-name="P187">Un checkbox para mostrar o no las imágenes de las caras de los dados. Si el usuario no selecciona la opción no se mostrarán las imágenes.</text:p>
        </text:list-item>
      </text:list>
      <text:p text:style-name="P188"/>
      <text:p text:style-name="Textoindependiente"><text:span text:style-name="T189">Funcionamiento</text:span><text:span text:style-name="T190">:</text:span></text:p>
      <text:p text:style-name="P191"/>
      <text:p text:style-name="P192"><text:span text:style-name="T193">En caso de que todos los datos sean correctos se realizará en juego.<text:s/></text:span><text:span text:style-name="T194">En este caso el jugador jugará con la máquina y ganará el que obtiene mayor puntuación.</text:span></text:p>
      <text:p text:style-name="P195">Al pulsar el botón del formulario se lanzarán el número de dados seleccionados por el usuario tanto para el jugador como para la máquina. Se mostrará el nombre del usuario, los valores de los dados tirados junto con las imágenes de las caras de los dados, si es el caso y quien es el ganador, jugador o máquina.</text:p>
      <text:p text:style-name="P196"><text:span text:style-name="T197">Mostraremos el formulario para poder volver a jugar o un enlace.</text:span></text:p>
      <text:p text:style-name="P198"/>
      <text:p text:style-name="P199"/>
      <text:p text:style-name="P200"><text:span text:style-name="T201">Eje</text:span><text:span text:style-name="T202">r</text:span><text:span text:style-name="T203">cicio</text:span><text:span text:style-name="T204"><text:s/>3</text:span><text:span text:style-name="T205">:</text:span><text:span text:style-name="T206"><text:s text:c="2"/></text:span></text:p>
      <text:p text:style-name="P207"/>
      <text:p text:style-name="P208"><text:span text:style-name="T209">Para realizar el siguiente ejercicio además de tener en cuenta y utilizar todo lo realizado en los ejercicios anteriores vamos a<text:s/></text:span><text:span text:style-name="T210">generar dinamicamente</text:span><text:span text:style-name="T211"><text:s/>un grupo array de opciones, check (de manera similar a como lo hacíamos con la generación de la tabla de multiplicar en la unidad 2). Los valores del check los cogeremos a partir de los valores contenidos en un array.</text:span></text:p>
      <text:p text:style-name="P212"/>
      <text:p text:style-name="P213">Realiza una página que contenga un formulario para dar de alta a un usuario. Tendrá los siguientes datos:</text:p>
      <text:p text:style-name="P214"/>
      <text:list text:style-name="LFO8" text:continue-numbering="true">
        <text:list-item>
          <text:p text:style-name="P215"><text:span text:style-name="T216">Una caja de texto para introducir el<text:s/></text:span><text:span text:style-name="T217">nombre</text:span><text:span text:style-name="T218">. (Sólo letras, tamaño máximo 40, requerido).</text:span></text:p>
        </text:list-item>
        <text:list-item>
          <text:p text:style-name="P219"><text:span text:style-name="T220">Grupo radio<text:s/></text:span><text:span text:style-name="T221">provincia.<text:s/></text:span><text:span text:style-name="T222">Los valores los tomará de un array $provincia(“Valencia”, “Alicante”, “Castellon”); Campo requerido.</text:span></text:p>
        </text:list-item>
        <text:list-item>
          <text:p text:style-name="P223"><text:span text:style-name="T224">Grupo check<text:s/></text:span><text:span text:style-name="T225">aficiones</text:span><text:span text:style-name="T226">. Los valores los tomara de $aficiones=array(“cine”, “deporte”, “viajar”, “videojuegos”). Al menos tiene que elegir una afición.</text:span></text:p>
        </text:list-item>
        <text:list-item>
          <text:p text:style-name="P227">Check para seleccionar si quiere ser premium.</text:p>
        </text:list-item>
      </text:list>
      <text:p text:style-name="P228"/>
      <text:p text:style-name="Textoindependiente"><text:span text:style-name="T229">Funcionamiento</text:span><text:span text:style-name="T230">:</text:span></text:p>
      <text:p text:style-name="P231"/>
      <text:p text:style-name="P232">En caso de que todos los datos sean correctos pasaremos a una página de bienvenida donde se mostrarán los datos introducidos y una imagen aleatoria.</text:p>
      <text:p text:style-name="P233">En caso de que haya habido algún error volveremos a mostrarle el formulario informando de los errores.</text:p>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bottom="0in" fo:line-height="100%" fo:margin-left="0.075in">
        <style:tab-stops/>
      </style:paragraph-properties>
      <style:text-properties style:font-name="Arial Narrow" style:font-name-asian="Times New Roman" style:font-name-complex="Arial Narrow" fo:font-size="12pt" style:font-size-asian="12pt" style:font-size-complex="12pt" style:language-asian="zh" style:country-asian="CN"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extoindependienteCar" style:display-name="Texto independiente Car" style:family="text" style:parent-style-name="Fuentedepárrafopredeter.">
      <style:text-properties style:font-name="Arial Narrow" style:font-name-asian="Times New Roman" style:font-name-complex="Arial Narrow" fo:font-size="12pt" style:font-size-asian="12pt" style:font-size-complex="12pt" style:language-asian="zh" style:country-asian="CN"/>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1.7638in" text:min-label-width="0.25in" text:list-level-position-and-space-mode="label-alignment">
          <style:list-level-label-alignment text:label-followed-by="listtab" fo:margin-left="2.0138in" fo:text-indent="-0.25in"/>
        </style:list-level-properties>
        <style:text-properties style:font-name="Symbol"/>
      </text:list-level-style-bullet>
      <text:list-level-style-bullet text:level="2" text:style-name="WW_CharLFO1LVL2" text:bullet-char="o">
        <style:list-level-properties text:space-before="2.2638in" text:min-label-width="0.25in" text:list-level-position-and-space-mode="label-alignment">
          <style:list-level-label-alignment text:label-followed-by="listtab" fo:margin-left="2.5138in" fo:text-indent="-0.25in"/>
        </style:list-level-properties>
        <style:text-properties style:font-name="Courier New"/>
      </text:list-level-style-bullet>
      <text:list-level-style-bullet text:level="3" text:style-name="WW_CharLFO1LVL3" text:bullet-char="">
        <style:list-level-properties text:space-before="2.7638in" text:min-label-width="0.25in" text:list-level-position-and-space-mode="label-alignment">
          <style:list-level-label-alignment text:label-followed-by="listtab" fo:margin-left="3.0138in" fo:text-indent="-0.25in"/>
        </style:list-level-properties>
        <style:text-properties style:font-name="Wingdings"/>
      </text:list-level-style-bullet>
      <text:list-level-style-bullet text:level="4" text:style-name="WW_CharLFO1LVL4" text:bullet-char="">
        <style:list-level-properties text:space-before="3.2638in" text:min-label-width="0.25in" text:list-level-position-and-space-mode="label-alignment">
          <style:list-level-label-alignment text:label-followed-by="listtab" fo:margin-left="3.5138in" fo:text-indent="-0.25in"/>
        </style:list-level-properties>
        <style:text-properties style:font-name="Symbol"/>
      </text:list-level-style-bullet>
      <text:list-level-style-bullet text:level="5" text:style-name="WW_CharLFO1LVL5" text:bullet-char="o">
        <style:list-level-properties text:space-before="3.7638in" text:min-label-width="0.25in" text:list-level-position-and-space-mode="label-alignment">
          <style:list-level-label-alignment text:label-followed-by="listtab" fo:margin-left="4.0138in" fo:text-indent="-0.25in"/>
        </style:list-level-properties>
        <style:text-properties style:font-name="Courier New"/>
      </text:list-level-style-bullet>
      <text:list-level-style-bullet text:level="6" text:style-name="WW_CharLFO1LVL6" text:bullet-char="">
        <style:list-level-properties text:space-before="4.2638in" text:min-label-width="0.25in" text:list-level-position-and-space-mode="label-alignment">
          <style:list-level-label-alignment text:label-followed-by="listtab" fo:margin-left="4.5138in" fo:text-indent="-0.25in"/>
        </style:list-level-properties>
        <style:text-properties style:font-name="Wingdings"/>
      </text:list-level-style-bullet>
      <text:list-level-style-bullet text:level="7" text:style-name="WW_CharLFO1LVL7" text:bullet-char="">
        <style:list-level-properties text:space-before="4.7638in" text:min-label-width="0.25in" text:list-level-position-and-space-mode="label-alignment">
          <style:list-level-label-alignment text:label-followed-by="listtab" fo:margin-left="5.0138in" fo:text-indent="-0.25in"/>
        </style:list-level-properties>
        <style:text-properties style:font-name="Symbol"/>
      </text:list-level-style-bullet>
      <text:list-level-style-bullet text:level="8" text:style-name="WW_CharLFO1LVL8" text:bullet-char="o">
        <style:list-level-properties text:space-before="5.2638in" text:min-label-width="0.25in" text:list-level-position-and-space-mode="label-alignment">
          <style:list-level-label-alignment text:label-followed-by="listtab" fo:margin-left="5.5138in" fo:text-indent="-0.25in"/>
        </style:list-level-properties>
        <style:text-properties style:font-name="Courier New"/>
      </text:list-level-style-bullet>
      <text:list-level-style-bullet text:level="9" text:style-name="WW_CharLFO1LVL9" text:bullet-char="">
        <style:list-level-properties text:space-before="5.7638in" text:min-label-width="0.25in" text:list-level-position-and-space-mode="label-alignment">
          <style:list-level-label-alignment text:label-followed-by="listtab" fo:margin-left="6.0138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986in" text:min-label-width="0.25in" text:list-level-position-and-space-mode="label-alignment">
          <style:list-level-label-alignment text:label-followed-by="listtab" fo:margin-left="0.5486in" fo:text-indent="-0.25in"/>
        </style:list-level-properties>
        <style:text-properties style:font-name="Symbol"/>
      </text:list-level-style-bullet>
      <text:list-level-style-bullet text:level="2" text:style-name="WW_CharLFO3LVL2" text:bullet-char="o">
        <style:list-level-properties text:space-before="0.7986in" text:min-label-width="0.25in" text:list-level-position-and-space-mode="label-alignment">
          <style:list-level-label-alignment text:label-followed-by="listtab" fo:margin-left="1.0486in" fo:text-indent="-0.25in"/>
        </style:list-level-properties>
        <style:text-properties style:font-name="Courier New"/>
      </text:list-level-style-bullet>
      <text:list-level-style-bullet text:level="3" text:style-name="WW_CharLFO3LVL3"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Wingdings"/>
      </text:list-level-style-bullet>
      <text:list-level-style-bullet text:level="4" text:style-name="WW_CharLFO3LVL4"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Symbol"/>
      </text:list-level-style-bullet>
      <text:list-level-style-bullet text:level="5" text:style-name="WW_CharLFO3LVL5" text:bullet-char="o">
        <style:list-level-properties text:space-before="2.2986in" text:min-label-width="0.25in" text:list-level-position-and-space-mode="label-alignment">
          <style:list-level-label-alignment text:label-followed-by="listtab" fo:margin-left="2.5486in" fo:text-indent="-0.25in"/>
        </style:list-level-properties>
        <style:text-properties style:font-name="Courier New"/>
      </text:list-level-style-bullet>
      <text:list-level-style-bullet text:level="6" text:style-name="WW_CharLFO3LVL6" text:bullet-char="">
        <style:list-level-properties text:space-before="2.7986in" text:min-label-width="0.25in" text:list-level-position-and-space-mode="label-alignment">
          <style:list-level-label-alignment text:label-followed-by="listtab" fo:margin-left="3.0486in" fo:text-indent="-0.25in"/>
        </style:list-level-properties>
        <style:text-properties style:font-name="Wingdings"/>
      </text:list-level-style-bullet>
      <text:list-level-style-bullet text:level="7" text:style-name="WW_CharLFO3LVL7" text:bullet-char="">
        <style:list-level-properties text:space-before="3.2986in" text:min-label-width="0.25in" text:list-level-position-and-space-mode="label-alignment">
          <style:list-level-label-alignment text:label-followed-by="listtab" fo:margin-left="3.5486in" fo:text-indent="-0.25in"/>
        </style:list-level-properties>
        <style:text-properties style:font-name="Symbol"/>
      </text:list-level-style-bullet>
      <text:list-level-style-bullet text:level="8" text:style-name="WW_CharLFO3LVL8" text:bullet-char="o">
        <style:list-level-properties text:space-before="3.7986in" text:min-label-width="0.25in" text:list-level-position-and-space-mode="label-alignment">
          <style:list-level-label-alignment text:label-followed-by="listtab" fo:margin-left="4.0486in" fo:text-indent="-0.25in"/>
        </style:list-level-properties>
        <style:text-properties style:font-name="Courier New"/>
      </text:list-level-style-bullet>
      <text:list-level-style-bullet text:level="9" text:style-name="WW_CharLFO3LVL9" text:bullet-char="">
        <style:list-level-properties text:space-before="4.2986in" text:min-label-width="0.25in" text:list-level-position-and-space-mode="label-alignment">
          <style:list-level-label-alignment text:label-followed-by="listtab" fo:margin-left="4.5486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638in" text:min-label-width="0.25in" text:list-level-position-and-space-mode="label-alignment">
          <style:list-level-label-alignment text:label-followed-by="listtab" fo:margin-left="0.5138in" fo:text-indent="-0.25in"/>
        </style:list-level-properties>
        <style:text-properties style:font-name="Symbol"/>
      </text:list-level-style-bullet>
      <text:list-level-style-bullet text:level="2" text:style-name="WW_CharLFO4LVL2" text:bullet-char="o">
        <style:list-level-properties text:space-before="0.7638in" text:min-label-width="0.25in" text:list-level-position-and-space-mode="label-alignment">
          <style:list-level-label-alignment text:label-followed-by="listtab" fo:margin-left="1.0138in" fo:text-indent="-0.25in"/>
        </style:list-level-properties>
        <style:text-properties style:font-name="Courier New"/>
      </text:list-level-style-bullet>
      <text:list-level-style-bullet text:level="3" text:style-name="WW_CharLFO4LVL3" text:bullet-char="">
        <style:list-level-properties text:space-before="1.2638in" text:min-label-width="0.25in" text:list-level-position-and-space-mode="label-alignment">
          <style:list-level-label-alignment text:label-followed-by="listtab" fo:margin-left="1.5138in" fo:text-indent="-0.25in"/>
        </style:list-level-properties>
        <style:text-properties style:font-name="Wingdings"/>
      </text:list-level-style-bullet>
      <text:list-level-style-bullet text:level="4" text:style-name="WW_CharLFO4LVL4" text:bullet-char="">
        <style:list-level-properties text:space-before="1.7638in" text:min-label-width="0.25in" text:list-level-position-and-space-mode="label-alignment">
          <style:list-level-label-alignment text:label-followed-by="listtab" fo:margin-left="2.0138in" fo:text-indent="-0.25in"/>
        </style:list-level-properties>
        <style:text-properties style:font-name="Symbol"/>
      </text:list-level-style-bullet>
      <text:list-level-style-bullet text:level="5" text:style-name="WW_CharLFO4LVL5" text:bullet-char="o">
        <style:list-level-properties text:space-before="2.2638in" text:min-label-width="0.25in" text:list-level-position-and-space-mode="label-alignment">
          <style:list-level-label-alignment text:label-followed-by="listtab" fo:margin-left="2.5138in" fo:text-indent="-0.25in"/>
        </style:list-level-properties>
        <style:text-properties style:font-name="Courier New"/>
      </text:list-level-style-bullet>
      <text:list-level-style-bullet text:level="6" text:style-name="WW_CharLFO4LVL6" text:bullet-char="">
        <style:list-level-properties text:space-before="2.7638in" text:min-label-width="0.25in" text:list-level-position-and-space-mode="label-alignment">
          <style:list-level-label-alignment text:label-followed-by="listtab" fo:margin-left="3.0138in" fo:text-indent="-0.25in"/>
        </style:list-level-properties>
        <style:text-properties style:font-name="Wingdings"/>
      </text:list-level-style-bullet>
      <text:list-level-style-bullet text:level="7" text:style-name="WW_CharLFO4LVL7" text:bullet-char="">
        <style:list-level-properties text:space-before="3.2638in" text:min-label-width="0.25in" text:list-level-position-and-space-mode="label-alignment">
          <style:list-level-label-alignment text:label-followed-by="listtab" fo:margin-left="3.5138in" fo:text-indent="-0.25in"/>
        </style:list-level-properties>
        <style:text-properties style:font-name="Symbol"/>
      </text:list-level-style-bullet>
      <text:list-level-style-bullet text:level="8" text:style-name="WW_CharLFO4LVL8" text:bullet-char="o">
        <style:list-level-properties text:space-before="3.7638in" text:min-label-width="0.25in" text:list-level-position-and-space-mode="label-alignment">
          <style:list-level-label-alignment text:label-followed-by="listtab" fo:margin-left="4.0138in" fo:text-indent="-0.25in"/>
        </style:list-level-properties>
        <style:text-properties style:font-name="Courier New"/>
      </text:list-level-style-bullet>
      <text:list-level-style-bullet text:level="9" text:style-name="WW_CharLFO4LVL9" text:bullet-char="">
        <style:list-level-properties text:space-before="4.2638in" text:min-label-width="0.25in" text:list-level-position-and-space-mode="label-alignment">
          <style:list-level-label-alignment text:label-followed-by="listtab" fo:margin-left="4.5138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638in" text:min-label-width="0.25in" text:list-level-position-and-space-mode="label-alignment">
          <style:list-level-label-alignment text:label-followed-by="listtab" fo:margin-left="0.5138in" fo:text-indent="-0.25in"/>
        </style:list-level-properties>
        <style:text-properties style:font-name="Symbol"/>
      </text:list-level-style-bullet>
      <text:list-level-style-bullet text:level="2" text:style-name="WW_CharLFO5LVL2" text:bullet-char="o">
        <style:list-level-properties text:space-before="0.7638in" text:min-label-width="0.25in" text:list-level-position-and-space-mode="label-alignment">
          <style:list-level-label-alignment text:label-followed-by="listtab" fo:margin-left="1.0138in" fo:text-indent="-0.25in"/>
        </style:list-level-properties>
        <style:text-properties style:font-name="Courier New"/>
      </text:list-level-style-bullet>
      <text:list-level-style-bullet text:level="3" text:style-name="WW_CharLFO5LVL3" text:bullet-char="">
        <style:list-level-properties text:space-before="1.2638in" text:min-label-width="0.25in" text:list-level-position-and-space-mode="label-alignment">
          <style:list-level-label-alignment text:label-followed-by="listtab" fo:margin-left="1.5138in" fo:text-indent="-0.25in"/>
        </style:list-level-properties>
        <style:text-properties style:font-name="Wingdings"/>
      </text:list-level-style-bullet>
      <text:list-level-style-bullet text:level="4" text:style-name="WW_CharLFO5LVL4" text:bullet-char="">
        <style:list-level-properties text:space-before="1.7638in" text:min-label-width="0.25in" text:list-level-position-and-space-mode="label-alignment">
          <style:list-level-label-alignment text:label-followed-by="listtab" fo:margin-left="2.0138in" fo:text-indent="-0.25in"/>
        </style:list-level-properties>
        <style:text-properties style:font-name="Symbol"/>
      </text:list-level-style-bullet>
      <text:list-level-style-bullet text:level="5" text:style-name="WW_CharLFO5LVL5" text:bullet-char="o">
        <style:list-level-properties text:space-before="2.2638in" text:min-label-width="0.25in" text:list-level-position-and-space-mode="label-alignment">
          <style:list-level-label-alignment text:label-followed-by="listtab" fo:margin-left="2.5138in" fo:text-indent="-0.25in"/>
        </style:list-level-properties>
        <style:text-properties style:font-name="Courier New"/>
      </text:list-level-style-bullet>
      <text:list-level-style-bullet text:level="6" text:style-name="WW_CharLFO5LVL6" text:bullet-char="">
        <style:list-level-properties text:space-before="2.7638in" text:min-label-width="0.25in" text:list-level-position-and-space-mode="label-alignment">
          <style:list-level-label-alignment text:label-followed-by="listtab" fo:margin-left="3.0138in" fo:text-indent="-0.25in"/>
        </style:list-level-properties>
        <style:text-properties style:font-name="Wingdings"/>
      </text:list-level-style-bullet>
      <text:list-level-style-bullet text:level="7" text:style-name="WW_CharLFO5LVL7" text:bullet-char="">
        <style:list-level-properties text:space-before="3.2638in" text:min-label-width="0.25in" text:list-level-position-and-space-mode="label-alignment">
          <style:list-level-label-alignment text:label-followed-by="listtab" fo:margin-left="3.5138in" fo:text-indent="-0.25in"/>
        </style:list-level-properties>
        <style:text-properties style:font-name="Symbol"/>
      </text:list-level-style-bullet>
      <text:list-level-style-bullet text:level="8" text:style-name="WW_CharLFO5LVL8" text:bullet-char="o">
        <style:list-level-properties text:space-before="3.7638in" text:min-label-width="0.25in" text:list-level-position-and-space-mode="label-alignment">
          <style:list-level-label-alignment text:label-followed-by="listtab" fo:margin-left="4.0138in" fo:text-indent="-0.25in"/>
        </style:list-level-properties>
        <style:text-properties style:font-name="Courier New"/>
      </text:list-level-style-bullet>
      <text:list-level-style-bullet text:level="9" text:style-name="WW_CharLFO5LVL9" text:bullet-char="">
        <style:list-level-properties text:space-before="4.2638in" text:min-label-width="0.25in" text:list-level-position-and-space-mode="label-alignment">
          <style:list-level-label-alignment text:label-followed-by="listtab" fo:margin-left="4.5138in" fo:text-indent="-0.25in"/>
        </style:list-level-properties>
        <style:text-properties style:font-name="Wingdings"/>
      </text:list-level-style-bullet>
    </text:list-style>
    <style:style style:name="Textoindependiente" style:display-name="Texto independiente" style:family="paragraph" style:parent-style-name="Normal">
      <style:paragraph-properties style:vertical-align="auto" fo:margin-left="0.075in">
        <style:tab-stops/>
      </style:paragraph-properties>
      <style:text-properties style:font-name="Arial Narrow" style:font-name-asian="Times New Roman" style:font-name-complex="Arial Narrow" fo:font-size="12pt" style:font-size-asian="12pt" style:font-size-complex="12pt" style:language-asian="zh" style:country-asian="CN" fo:hyphenate="false"/>
    </style:style>
    <style:style style:name="TextoindependienteCar1" style:display-name="Texto independiente Car1"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ike bonilla</meta:initial-creator>
    <dc:creator>heike bonilla</dc:creator>
    <meta:creation-date>2022-10-23T11:28:00Z</meta:creation-date>
    <dc:date>2022-10-23T22:23:00Z</dc:date>
    <meta:template xlink:href="Normal" xlink:type="simple"/>
    <meta:editing-cycles>3</meta:editing-cycles>
    <meta:editing-duration>PT0S</meta:editing-duration>
    <meta:user-defined meta:name="AppVersion">16.0000</meta:user-defined>
    <meta:document-statistic meta:page-count="3" meta:paragraph-count="8" meta:word-count="678" meta:character-count="4402" meta:row-count="31" meta:non-whitespace-character-count="3732"/>
  </office:meta>
</office:document-meta>
</file>